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25in" fo:margin-left="-0.0208in" table:align="left" style:writing-mode="lr-tb"/>
    </style:style>
    <style:style style:name="Table1.A" style:family="table-column">
      <style:table-column-properties style:column-width="1.3229in"/>
    </style:style>
    <style:style style:name="Table1.B" style:family="table-column">
      <style:table-column-properties style:column-width="3.8021in"/>
    </style:style>
    <style:style style:name="Table1.1" style:family="table-row">
      <style:table-row-properties style:min-row-height="0.1757in" fo:keep-together="auto"/>
    </style:style>
    <style:style style:name="Table1.A1" style:family="table-cell">
      <style:table-cell-properties style:vertical-align="bottom" fo:padding-left="0.0208in" fo:padding-right="0.0208in" fo:padding-top="0in" fo:padding-bottom="0in" fo:border="none"/>
    </style:style>
    <style:style style:name="Table1.15" style:family="table-row">
      <style:table-row-properties style:min-row-height="0.1681in" fo:keep-together="auto"/>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autospace="none"/>
      <style:text-properties fo:font-weight="bold" style:font-weight-asian="bold" style:font-weight-complex="bold"/>
    </style:style>
    <style:style style:name="P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text-properties style:font-name="Times New Roman"/>
    </style:style>
    <style:style style:name="P6" style:family="paragraph" style:parent-style-name="Standard">
      <style:paragraph-properties fo:text-align="start" style:justify-single-word="false" style:text-autospace="none"/>
      <style:text-properties fo:font-variant="normal" fo:text-transform="none" fo:color="#333333" style:font-name="Times New Roman" fo:font-size="12pt" fo:letter-spacing="normal" fo:font-style="normal" fo:font-weight="normal" style:font-size-asian="12pt" style:font-size-complex="12pt"/>
    </style:style>
    <style:style style:name="P7" style:family="paragraph" style:parent-style-name="Heading_20_1">
      <style:paragraph-properties fo:text-align="center" style:justify-single-word="false"/>
    </style:style>
    <style:style style:name="P8" style:family="paragraph" style:parent-style-name="Heading_20_1" style:list-style-name="WWNum1">
      <style:paragraph-properties fo:text-align="center" style:justify-single-word="false"/>
    </style:style>
    <style:style style:name="P9" style:family="paragraph" style:parent-style-name="Standard" style:list-style-name="WWNum2"/>
    <style:style style:name="P10" style:family="paragraph" style:parent-style-name="Heading_20_2" style:list-style-name="">
      <style:paragraph-properties fo:text-align="center" style:justify-single-word="false"/>
      <style:text-properties fo:font-style="normal" style:font-style-asian="normal" style:font-style-complex="normal"/>
    </style:style>
    <style:style style:name="P11" style:family="paragraph" style:parent-style-name="Heading_20_2">
      <style:paragraph-properties fo:text-align="center" style:justify-single-word="false" fo:break-before="page"/>
      <style:text-properties fo:font-style="normal" style:font-style-asian="normal" style:font-style-complex="normal"/>
    </style:style>
    <style:style style:name="P12" style:family="paragraph" style:parent-style-name="Heading" style:master-page-name="Standard">
      <style:paragraph-properties fo:margin-top="0.1665in" fo:margin-bottom="0.0835in" fo:text-align="center" style:justify-single-word="false" style:page-number="auto"/>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ruction Violation Detection Script</text:p>
      <text:h text:style-name="P7" text:outline-level="1">About</text:h>
      <text:p text:style-name="Standard">Experiment that presents an audio stimulus which is a sentence. The sentences are correct or incorrect and the participants is to hit a button when the sentence is incorrect. An optional yes-or-no comprehension question might be asked following a sentence. A progress bar is shown during a trial that signifies how much time is left for the participant to respond.</text:p>
      <text:list xml:id="list103516880" text:style-name="WWNum1">
        <text:list-item>
          <text:h text:style-name="P8" text:outline-level="1">Starting Violdec</text:h>
        </text:list-item>
      </text:list>
      <text:list xml:id="list12646755981" text:style-name="WWNum2">
        <text:list-item>
          <text:p text:style-name="P9">Make sure that <text:a xlink:type="simple" xlink:href="http://beexy.org/zep/wiki/doku.php?id=download"><text:span text:style-name="Internet_20_link">Zep</text:span></text:a> 1.10 is installed.</text:p>
        </text:list-item>
        <text:list-item>
          <text:p text:style-name="P9">Unarchive the .zip file to a folder known to you. (It might be that the file-extension reads .qqq, in that case rename it to .zip and retry.)</text:p>
        </text:list-item>
        <text:list-item>
          <text:p text:style-name="P9">Navigate to the folder you just unarchived the script files into.</text:p>
        </text:list-item>
        <text:list-item>
          <text:p text:style-name="P9">Either open the linux-terminal.sh or windows-terminal.bat depending on your operating system of choice. If you are very worried about reaction-time accuracy we recommend a real-time Linux kernel and a button box (ask tech support).</text:p>
        </text:list-item>
        <text:list-item>
          <text:p text:style-name="P9">Enter 'zep violdec.zp' at the terminal that pops up and a new menu should appear.</text:p>
        </text:list-item>
        <text:list-item>
          <text:p text:style-name="P9">Click on <text:span text:style-name="T1">Participant</text:span> and when you have a new participant click on <text:span text:style-name="T1">New</text:span><text:span text:style-name="T4"> otherwise navigate to the correct participant id and jump to step 8.</text:span></text:p>
        </text:list-item>
        <text:list-item>
          <text:p text:style-name="P9">Enter a <text:span text:style-name="T3">participant id</text:span><text:span text:style-name="T5"> (name, or perhaps something a bit less private)</text:span>.</text:p>
        </text:list-item>
        <text:list-item>
          <text:p text:style-name="P9">Press <text:span text:style-name="T2">ENTER</text:span> and then hit <text:span text:style-name="T4">the button </text:span><text:span text:style-name="T1">Start</text:span></text:p>
        </text:list-item>
        <text:list-item>
          <text:p text:style-name="P9">The group can be ignored; press <text:span text:style-name="T1">Continue.</text:span></text:p>
        </text:list-item>
        <text:list-item>
          <text:p text:style-name="P9">The script will now start.</text:p>
        </text:list-item>
      </text:list>
      <text:p text:style-name="Standard"/>
      <text:list xml:id="list1429162870" text:continue-list="list103516880" text:style-name="WWNum1">
        <text:list-item>
          <text:h text:style-name="P8" text:outline-level="1">Configuring Violdec</text:h>
        </text:list-item>
      </text:list>
      <text:p text:style-name="P1">Most of the timings and pauses can be set in <text:span text:style-name="T1">modules/global_defss.zm.</text:span> Be sure to read the corresponding comments before editing any of the options!</text:p>
      <text:p text:style-name="P1">Texts that are shown can be edited in <text:span text:style-name="T1">modules/texts_en.zm. </text:span><text:span text:style-name="T4">Note that you can use basic HTML for highlighting (&lt;b&gt;bold&lt;/b&gt;, &lt;i&gt;italics&lt;/i&gt;, &lt;u&gt;underlined&lt;/u&gt;. </text:span></text:p>
      <text:p text:style-name="P1"><text:span text:style-name="T4">Fonts and colors can be edited in their respective default files </text:span><text:span text:style-name="T1">modules/fonts.zm </text:span><text:span text:style-name="T4">and </text:span><text:span text:style-name="T1">modules/colors.zm</text:span><text:span text:style-name="T4">. Note that there are a bunch of additional settings which are not relevant for the script. Check the corresponding 'pages' on which colors control the looks.</text:span></text:p>
      <text:p text:style-name="P1"><text:span text:style-name="T4">Simuli are defined in the .cvs files in the </text:span><text:span text:style-name="T1">stimuli</text:span><text:span text:style-name="T4"> folder. Sound-file names are expected to be formated as the ID of the stimulus with the file-type extension as suffix (</text:span><text:span text:style-name="T1">i.e.</text:span><text:span text:style-name="T4"> '</text:span><text:span text:style-name="T1">1.wav</text:span><text:span text:style-name="T4">' for stimulus with ID 1).</text:span></text:p>
      <text:h text:style-name="P10" text:outline-level="2"/>
      <text:h text:style-name="P11" text:outline-level="2">Making sense of the output</text:h>
      <text:p text:style-name="P2">All the output is set into the 'db' folder. You can edit/retrieve the data by navigating to the right folder within the hierarchy or you can run 'zepdbextract' (via the terminal, more info can be found via the <text:a xlink:type="simple" xlink:href="http://beexy.org/zep/wiki/doku.php?id=programming:manuals">ZEP reference manual</text:a>). The latter command collects all the session-by-session data and generates two summation files. The first file ('violdec<text:span text:style-name="T1">-01-1.cvs</text:span>') contains the results of the test phase whereas the second file ('violdec-01-2.cvs') contains the results of the practice phase.</text:p>
      <table:table table:name="Table1" table:style-name="Table1">
        <table:table-column table:style-name="Table1.A"/>
        <table:table-column table:style-name="Table1.B"/>
        <table:table-row table:style-name="Table1.1">
          <table:table-cell table:style-name="Table1.A1" office:value-type="string">
            <text:p text:style-name="P3">OUTPUT</text:p>
          </table:table-cell>
          <table:table-cell table:style-name="Table1.A1" office:value-type="string">
            <text:p text:style-name="P5">DESCRIPTION</text:p>
          </table:table-cell>
        </table:table-row>
        <table:table-row table:style-name="Table1.1">
          <table:table-cell table:style-name="Table1.A1" office:value-type="string">
            <text:p text:style-name="P3">dbid</text:p>
          </table:table-cell>
          <table:table-cell table:style-name="Table1.A1" office:value-type="string">
            <text:p text:style-name="P4">Database-identification</text:p>
          </table:table-cell>
        </table:table-row>
        <table:table-row table:style-name="Table1.1">
          <table:table-cell table:style-name="Table1.A1" office:value-type="string">
            <text:p text:style-name="P3">expid</text:p>
          </table:table-cell>
          <table:table-cell table:style-name="Table1.A1" office:value-type="string">
            <text:p text:style-name="P4">Experiment-identification</text:p>
          </table:table-cell>
        </table:table-row>
        <table:table-row table:style-name="Table1.1">
          <table:table-cell table:style-name="Table1.A1" office:value-type="string">
            <text:p text:style-name="P3">resid</text:p>
          </table:table-cell>
          <table:table-cell table:style-name="Table1.A1" office:value-type="string">
            <text:p text:style-name="P4">Researcher-identification</text:p>
          </table:table-cell>
        </table:table-row>
        <table:table-row table:style-name="Table1.1">
          <table:table-cell table:style-name="Table1.A1" office:value-type="string">
            <text:p text:style-name="P3">ppid</text:p>
          </table:table-cell>
          <table:table-cell table:style-name="Table1.A1" office:value-type="string">
            <text:p text:style-name="P4">Participant-identification</text:p>
          </table:table-cell>
        </table:table-row>
        <table:table-row table:style-name="Table1.1">
          <table:table-cell table:style-name="Table1.A1" office:value-type="string">
            <text:p text:style-name="P3">grpid</text:p>
          </table:table-cell>
          <table:table-cell table:style-name="Table1.A1" office:value-type="string">
            <text:p text:style-name="P4">Group identification</text:p>
          </table:table-cell>
        </table:table-row>
        <table:table-row table:style-name="Table1.1">
          <table:table-cell table:style-name="Table1.A1" office:value-type="string">
            <text:p text:style-name="P3">sesid</text:p>
          </table:table-cell>
          <table:table-cell table:style-name="Table1.A1" office:value-type="string">
            <text:p text:style-name="P4">Session identification</text:p>
          </table:table-cell>
        </table:table-row>
        <table:table-row table:style-name="Table1.1">
          <table:table-cell table:style-name="Table1.A1" office:value-type="string">
            <text:p text:style-name="P3">sesdate</text:p>
          </table:table-cell>
          <table:table-cell table:style-name="Table1.A1" office:value-type="string">
            <text:p text:style-name="P4">Session date</text:p>
          </table:table-cell>
        </table:table-row>
        <table:table-row table:style-name="Table1.1">
          <table:table-cell table:style-name="Table1.A1" office:value-type="string">
            <text:p text:style-name="P3">sestime</text:p>
          </table:table-cell>
          <table:table-cell table:style-name="Table1.A1" office:value-type="string">
            <text:p text:style-name="P4">Session time</text:p>
          </table:table-cell>
        </table:table-row>
        <table:table-row table:style-name="Table1.1">
          <table:table-cell table:style-name="Table1.A1" office:value-type="string">
            <text:p text:style-name="P3">sesrepexp</text:p>
          </table:table-cell>
          <table:table-cell table:style-name="Table1.A1" office:value-type="string">
            <text:p text:style-name="P6">session repeat counter for experiment (how many times has this participant done this experiment before)</text:p>
          </table:table-cell>
        </table:table-row>
        <table:table-row table:style-name="Table1.1">
          <table:table-cell table:style-name="Table1.A1" office:value-type="string">
            <text:p text:style-name="P3">sesrepgrp</text:p>
          </table:table-cell>
          <table:table-cell table:style-name="Table1.A1" office:value-type="string">
            <text:p text:style-name="P6">session repeat counter for group in experiment (how many times has this participant done this experiment before while assigned to this group)</text:p>
          </table:table-cell>
        </table:table-row>
        <table:table-row table:style-name="Table1.1">
          <table:table-cell table:style-name="Table1.A1" office:value-type="string">
            <text:p text:style-name="P3">sesstat</text:p>
          </table:table-cell>
          <table:table-cell table:style-name="Table1.A1" office:value-type="string">
            <text:p text:style-name="P6">session status: 0=running, 1=stopped, 2=aborted, 3=finished, 4=failed</text:p>
          </table:table-cell>
        </table:table-row>
        <table:table-row table:style-name="Table1.1">
          <table:table-cell table:style-name="Table1.A1" office:value-type="string">
            <text:p text:style-name="P3">expstat</text:p>
          </table:table-cell>
          <table:table-cell table:style-name="Table1.A1" office:value-type="string">
            <text:p text:style-name="P6">experiment status: 0=preparing, 1=piloting, 2=testing</text:p>
          </table:table-cell>
        </table:table-row>
        <table:table-row table:style-name="Table1.1">
          <table:table-cell table:style-name="Table1.A1" office:value-type="string">
            <text:p text:style-name="P3">expver</text:p>
          </table:table-cell>
          <table:table-cell table:style-name="Table1.A1" office:value-type="string">
            <text:p text:style-name="P6">experiment version (experiment defined)</text:p>
          </table:table-cell>
        </table:table-row>
        <table:table-row table:style-name="Table1.15">
          <table:table-cell table:style-name="Table1.A1" office:value-type="string">
            <text:p text:style-name="P3">trialnum</text:p>
          </table:table-cell>
          <table:table-cell table:style-name="Table1.A1" office:value-type="string">
            <text:p text:style-name="P4">The number of the trail</text:p>
          </table:table-cell>
        </table:table-row>
        <table:table-row table:style-name="Table1.15">
          <table:table-cell table:style-name="Table1.A1" office:value-type="string">
            <text:p text:style-name="P3">id</text:p>
          </table:table-cell>
          <table:table-cell table:style-name="Table1.A1" office:value-type="string">
            <text:p text:style-name="P4">Identification number of the sound file and sentence</text:p>
          </table:table-cell>
        </table:table-row>
        <table:table-row table:style-name="Table1.1">
          <table:table-cell table:style-name="Table1.A1" office:value-type="string">
            <text:p text:style-name="P3">test_sentence</text:p>
          </table:table-cell>
          <table:table-cell table:style-name="Table1.A1" office:value-type="string">
            <text:p text:style-name="P4">Actually sentence that was read out</text:p>
          </table:table-cell>
        </table:table-row>
        <table:table-row table:style-name="Table1.15">
          <table:table-cell table:style-name="Table1.A1" office:value-type="string">
            <text:p text:style-name="P3">type</text:p>
          </table:table-cell>
          <table:table-cell table:style-name="Table1.A1" office:value-type="string">
            <text:p text:style-name="P4">If the item is a CRITICAL or FILLER type</text:p>
          </table:table-cell>
        </table:table-row>
        <table:table-row table:style-name="Table1.15">
          <table:table-cell table:style-name="Table1.A1" office:value-type="string">
            <text:p text:style-name="P3">gram</text:p>
          </table:table-cell>
          <table:table-cell table:style-name="Table1.A1" office:value-type="string">
            <text:p text:style-name="P4">Grammaticality correctness of the sentence</text:p>
          </table:table-cell>
        </table:table-row>
        <table:table-row table:style-name="Table1.15">
          <table:table-cell table:style-name="Table1.A1" office:value-type="string">
            <text:p text:style-name="P3">comp_question</text:p>
          </table:table-cell>
          <table:table-cell table:style-name="Table1.A1" office:value-type="string">
            <text:p text:style-name="P4">A(n optional) comprehension question </text:p>
          </table:table-cell>
        </table:table-row>
        <table:table-row table:style-name="Table1.15">
          <table:table-cell table:style-name="Table1.A1" office:value-type="string">
            <text:p text:style-name="P3">question_answer</text:p>
          </table:table-cell>
          <table:table-cell table:style-name="Table1.A1" office:value-type="string">
            <text:p text:style-name="P4">The correct answer to the comprehension question</text:p>
          </table:table-cell>
        </table:table-row>
        <table:table-row table:style-name="Table1.15">
          <table:table-cell table:style-name="Table1.A1" office:value-type="string">
            <text:p text:style-name="P3">rt</text:p>
          </table:table-cell>
          <table:table-cell table:style-name="Table1.A1" office:value-type="string">
            <text:p text:style-name="P4">Reaction time measured in ms from the start of the sentence playback (-1 = missing)</text:p>
          </table:table-cell>
        </table:table-row>
        <table:table-row table:style-name="Table1.15">
          <table:table-cell table:style-name="Table1.A1" office:value-type="string">
            <text:p text:style-name="P3">correct</text:p>
          </table:table-cell>
          <table:table-cell table:style-name="Table1.A1" office:value-type="string">
            <text:p text:style-name="P4">If the response was adequeate (0 = no, 1 = yes, -1 = missing).</text:p>
          </table:table-cell>
        </table:table-row>
        <table:table-row table:style-name="Table1.15">
          <table:table-cell table:style-name="Table1.A1" office:value-type="string">
            <text:p text:style-name="P3">rt_question</text:p>
          </table:table-cell>
          <table:table-cell table:style-name="Table1.A1" office:value-type="string">
            <text:p text:style-name="P4">Reaction time measured in ms for the comprehension question (-1 = missing)</text:p>
          </table:table-cell>
        </table:table-row>
        <table:table-row table:style-name="Table1.15">
          <table:table-cell table:style-name="Table1.A1" office:value-type="string">
            <text:p text:style-name="P3">correct_question</text:p>
          </table:table-cell>
          <table:table-cell table:style-name="Table1.A1" office:value-type="string">
            <text:p text:style-name="P4">If the response to the comp question was adequeate (0 = no, 1 = yes, -1 = missing).</text:p>
          </table:table-cell>
        </table:table-row>
      </table:table>
      <text:p text:style-name="P1"/>
      <text:h text:style-name="P7" text:outline-level="1">DISCLAIMER</text:h>
      <text:p text:style-name="P2">This experiment script is released under the terms of the GNU General Public License (see http://www.gnu.org/licenses/gpl-2.0.html). It is distributed in the hope that it will be useful, but with absolutely no warranty. It is your responsibility to carefully study and test the script before using it with real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un</meta:initial-creator>
    <meta:creation-date>2014-07-29T11:53:51</meta:creation-date>
    <dc:date>2014-08-19T12:41:45</dc:date>
    <dc:creator>Chris Run</dc:creator>
    <meta:editing-duration>PT1H15M6S</meta:editing-duration>
    <meta:editing-cycles>27</meta:editing-cycles>
    <meta:generator>LibreOffice/3.5$Linux_x86 LibreOffice_project/350m1$Build-2</meta:generator>
    <meta:document-statistic meta:table-count="1" meta:image-count="0" meta:object-count="0" meta:page-count="2" meta:paragraph-count="73" meta:word-count="678" meta:character-count="4301" meta:non-whitespace-character-count="3704"/>
  </office:meta>
</office:document-meta>
</file>